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01D2000002A6F3764BCB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1c1c1c"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1c1c1c"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8cm" fo:min-width="0cm"/>
    </style:style>
    <style:style style:name="gr4" style:family="graphic" style:parent-style-name="standard">
      <style:graphic-properties svg:stroke-color="#1c1c1c" draw:fill="solid" draw:fill-color="#1c1c1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svg:stroke-color="#ffffff" draw:fill="solid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9cm" fo:min-width="0cm"/>
    </style:style>
    <style:style style:name="gr20" style:family="graphic" style:parent-style-name="standard">
      <style:graphic-properties svg:stroke-color="#333333" draw:fill="solid" draw:fill-color="#ffffff" draw:textarea-horizontal-align="justify" draw:textarea-vertical-align="middle" draw:auto-grow-height="false" fo:min-height="0cm" fo:min-width="0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color="#1c1c1c" fo:font-family="Candara" style:font-family-generic="swiss" style:font-pitch="variable"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Candara" style:font-family-generic="swiss" style:font-pitch="variable" fo:font-size="14pt" style:font-size-asian="14pt" style:font-size-complex="14pt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font-family="Candara" style:font-family-generic="swiss" style:font-pitch="variable" fo:font-size="14pt" style:text-underline-style="solid" style:text-underline-width="auto" style:text-underline-color="font-color" style:font-size-asian="14pt" style:font-size-complex="14pt"/>
    </style:style>
    <style:style style:name="P6" style:family="paragraph">
      <style:paragraph-properties fo:text-align="center"/>
      <style:text-properties fo:color="#333333" fo:font-family="Candara" style:font-family-generic="swiss" style:font-pitch="variable" fo:font-size="15pt" style:font-size-asian="15pt" style:font-size-complex="15pt"/>
    </style:style>
    <style:style style:name="P7" style:family="paragraph">
      <style:paragraph-properties fo:text-align="center"/>
      <style:text-properties fo:color="#808080" fo:font-family="Candara" style:font-family-generic="swiss" style:font-pitch="variable" fo:font-size="15pt" style:font-size-asian="15pt" style:font-size-complex="15pt"/>
    </style:style>
    <style:style style:name="P8" style:family="paragraph"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text-align="center"/>
      <style:text-properties fo:font-family="Candara" style:font-family-generic="swiss" style:font-pitch="variabl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>
      <style:paragraph-properties fo:text-align="center"/>
      <style:text-properties fo:font-family="Candara" style:font-family-generic="swiss" style:font-pitch="variable" fo:font-size="15pt" style:font-size-asian="15pt" style:font-size-complex="15pt"/>
    </style:style>
    <style:style style:name="P11" style:family="paragraph">
      <style:paragraph-properties fo:text-align="center"/>
      <style:text-properties fo:color="#1c1c1c" fo:font-family="Candara" style:font-family-generic="swiss" style:font-pitch="variable" fo:font-size="15pt" style:font-size-asian="15pt" style:font-size-complex="15pt"/>
    </style:style>
    <style:style style:name="P12" style:family="paragraph">
      <style:paragraph-properties fo:text-align="center"/>
      <style:text-properties fo:color="#666666" fo:font-family="Candara" style:font-family-generic="swiss" style:font-pitch="variable" fo:font-size="15pt" style:font-size-asian="15pt" style:font-size-complex="15pt"/>
    </style:style>
    <style:style style:name="P13" style:family="paragraph">
      <style:paragraph-properties fo:text-align="center"/>
      <style:text-properties fo:color="#333333" fo:font-family="Candara" style:font-family-generic="swiss" style:font-pitch="variable" fo:font-size="10.5pt" style:font-size-asian="10.5pt" style:font-size-complex="10.5pt"/>
    </style:style>
    <style:style style:name="P14" style:family="paragraph">
      <style:paragraph-properties fo:text-align="center"/>
      <style:text-properties fo:color="#666666" fo:font-family="Candara" style:font-family-generic="swiss" style:font-pitch="variable" fo:font-size="13pt" style:font-size-asian="13pt" style:font-size-complex="13pt"/>
    </style:style>
    <style:style style:name="P15" style:family="paragraph">
      <style:paragraph-properties fo:text-align="center"/>
      <style:text-properties fo:color="#333333" fo:font-family="Candara" style:font-family-generic="swiss" style:font-pitch="variable" fo:font-size="14pt" style:font-size-asian="14pt" style:font-size-complex="14pt"/>
    </style:style>
    <style:style style:name="T1" style:family="text">
      <style:text-properties fo:color="#1c1c1c" fo:font-family="Candara" style:font-family-generic="swiss" style:font-pitch="variable" fo:font-size="18pt" style:font-size-asian="18pt" style:font-size-complex="18pt"/>
    </style:style>
    <style:style style:name="T2" style:family="text">
      <style:text-properties fo:font-family="Candara" style:font-family-generic="swiss" style:font-pitch="variable" fo:font-size="15pt" style:font-size-asian="15pt" style:font-size-complex="15pt"/>
    </style:style>
    <style:style style:name="T3" style:family="text">
      <style:text-properties fo:font-family="Candara" style:font-family-generic="swiss" style:font-pitch="variable" fo:font-size="15pt" style:text-underline-style="solid" style:text-underline-width="auto" style:text-underline-color="font-color" style:font-size-asian="15pt" style:font-size-complex="15pt"/>
    </style:style>
    <style:style style:name="T4" style:family="text">
      <style:text-properties fo:color="#333333" fo:font-family="Candara" style:font-family-generic="swiss" style:font-pitch="variable" fo:font-size="15pt" style:font-size-asian="15pt" style:font-size-complex="15pt"/>
    </style:style>
    <style:style style:name="T5" style:family="text">
      <style:text-properties fo:font-family="Candara" style:font-family-generic="swiss" style:font-pitch="variable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fo:color="#1c1c1c" fo:font-family="Candara" style:font-family-generic="swiss" style:font-pitch="variable" fo:font-size="15pt" style:font-size-asian="15pt" style:font-size-complex="15pt"/>
    </style:style>
    <style:style style:name="T7" style:family="text">
      <style:text-properties fo:color="#666666" fo:font-family="Candara" style:font-family-generic="swiss" style:font-pitch="variable" fo:font-size="15pt" style:font-size-asian="15pt" style:font-size-complex="15pt"/>
    </style:style>
    <style:style style:name="T8" style:family="text">
      <style:text-properties fo:color="#333333" fo:font-family="Candara" style:font-family-generic="swiss" style:font-pitch="variable" fo:font-size="10.5pt" style:font-size-asian="10.5pt" style:font-size-complex="10.5pt"/>
    </style:style>
    <style:style style:name="T9" style:family="text">
      <style:text-properties fo:color="#666666" fo:font-family="Candara" style:font-family-generic="swiss" style:font-pitch="variable" fo:font-size="13pt" style:font-size-asian="13pt" style:font-size-complex="13pt"/>
    </style:style>
    <style:style style:name="T10" style:family="text">
      <style:text-properties fo:color="#666666" fo:font-family="Candara" style:font-family-generic="swiss" style:font-pitch="variable" fo:font-size="12pt" style:font-size-asian="12pt" style:font-size-complex="12pt"/>
    </style:style>
    <style:style style:name="T11" style:family="text">
      <style:text-properties fo:color="#333333" fo:font-family="Candara" style:font-family-generic="swiss" style:font-pitch="variable" fo:font-size="14pt" style:font-size-asian="14pt" style:font-size-complex="14pt"/>
    </style:style>
    <style:style style:name="T12" style:family="text">
      <style:text-properties fo:font-family="Candara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707cm" svg:height="1.554cm" svg:x="12.063cm" svg:y="13.498cm">
          <draw:glue-point draw:id="4" svg:x="-2.982cm" svg:y="-4.996cm"/>
          <draw:glue-point draw:id="5" svg:x="-1.466cm" svg:y="-4.996cm"/>
          <draw:glue-point draw:id="6" svg:x="1.319cm" svg:y="-4.708cm"/>
          <draw:glue-point draw:id="7" svg:x="2.835cm" svg:y="-4.708cm"/>
          <draw:glue-point draw:id="8" svg:x="5.004cm" svg:y="3.359cm"/>
          <draw:glue-point draw:id="9" svg:x="4.915cm" svg:y="-2.232cm"/>
          <draw:glue-point draw:id="10" svg:x="5.004cm" svg:y="-1.261cm"/>
          <draw:glue-point draw:id="11" svg:x="2.883cm" svg:y="5.012cm"/>
          <draw:glue-point draw:id="12" svg:x="5.004cm" svg:y="1.904cm"/>
          <draw:glue-point draw:id="13" svg:x="4.987cm" svg:y="2.657cm"/>
          <draw:glue-point draw:id="14" svg:x="4.963cm" svg:y="0.727cm"/>
          <draw:glue-point draw:id="15" svg:x="4.912cm" svg:y="-3.133cm"/>
          <draw:glue-point draw:id="16" svg:x="4.939cm" svg:y="-0.296cm"/>
          <draw:glue-point draw:id="17" svg:x="4.987cm" svg:y="0.308cm"/>
          <draw:glue-point draw:id="18" svg:x="4.003cm" svg:y="4.877cm"/>
          <draw:glue-point draw:id="19" svg:x="3.415cm" svg:y="4.987cm"/>
          <draw:glue-point draw:id="20" svg:x="0.83cm" svg:y="4.987cm"/>
          <draw:glue-point draw:id="21" svg:x="1.828cm" svg:y="5.012cm"/>
          <draw:glue-point draw:id="22" svg:x="0.65cm" svg:y="4.987cm"/>
          <draw:glue-point draw:id="23" svg:x="-3.871cm" svg:y="5.012cm"/>
          <draw:glue-point draw:id="24" svg:x="-3.28cm" svg:y="5.012cm"/>
          <draw:glue-point draw:id="25" svg:x="-2.848cm" svg:y="5.012cm"/>
          <draw:glue-point draw:id="26" svg:x="-2.524cm" svg:y="5.012cm"/>
          <draw:glue-point draw:id="27" svg:x="-2.147cm" svg:y="5.012cm"/>
          <draw:glue-point draw:id="28" svg:x="-1.661cm" svg:y="5.012cm"/>
          <draw:glue-point draw:id="29" svg:x="-1.124cm" svg:y="4.922cm"/>
          <draw:glue-point draw:id="30" svg:x="4.928cm" svg:y="-3.835cm"/>
          <draw:glue-point draw:id="31" svg:x="5.004cm" svg:y="4.247cm"/>
          <draw:glue-point draw:id="32" svg:x="-3.015cm" svg:y="5.006cm"/>
          <draw:glue-point draw:id="33" svg:x="-1.917cm" svg:y="4.987cm"/>
          <draw:glue-point draw:id="34" svg:x="-2.017cm" svg:y="5.012cm"/>
          <draw:glue-point draw:id="35" svg:x="-5.004cm" svg:y="-1.647cm"/>
          <draw:glue-point draw:id="36" svg:x="-5.004cm" svg:y="1.994cm"/>
          <draw:glue-point draw:id="37" svg:x="-3.755cm" svg:y="-5.006cm"/>
          <draw:glue-point draw:id="38" svg:x="-2.268cm" svg:y="-5.006cm"/>
          <draw:glue-point draw:id="39" svg:x="0.466cm" svg:y="-4.884cm"/>
          <draw:glue-point draw:id="40" svg:x="0.884cm" svg:y="-5.006cm"/>
          <text:p text:style-name="P1"><text:span text:style-name="T1">Eve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0.374cm" svg:height="0.347cm" svg:x="16.525cm" svg:y="14.1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2.969cm" svg:height="0.899cm" svg:x="16.883cm" svg:y="13.81cm">
          <draw:text-box>
            <text:p text:style-name="P2"><text:span text:style-name="T2">end_time</text:span></text:p>
          </draw:text-box>
        </draw:frame>
        <draw:custom-shape draw:style-name="gr4" draw:text-style-name="P2" xml:id="id1" draw:id="id1" draw:layer="layout" svg:width="0.374cm" svg:height="0.345cm" svg:x="16.502cm" svg:y="13.5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5" draw:layer="layout" svg:width="2.459cm" svg:height="0.899cm" svg:x="16.902cm" svg:y="13.017cm">
          <draw:text-box>
            <text:p text:style-name="P4"><text:span text:style-name="T3">event_id</text:span></text:p>
          </draw:text-box>
        </draw:frame>
        <draw:custom-shape draw:style-name="gr2" draw:text-style-name="P2" xml:id="id5" draw:id="id5" draw:layer="layout" svg:width="0.374cm" svg:height="0.345cm" svg:x="14.998cm" svg:y="15.4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3" draw:layer="layout" svg:width="1.474cm" svg:height="0.899cm" svg:x="13.624cm" svg:y="15.806cm">
          <draw:text-box>
            <text:p text:style-name="P2"><text:span text:style-name="T2">title</text:span></text:p>
          </draw:text-box>
        </draw:frame>
        <draw:custom-shape draw:style-name="gr2" draw:text-style-name="P2" xml:id="id4" draw:id="id4" draw:layer="layout" svg:width="0.374cm" svg:height="0.328cm" svg:x="16.526cm" svg:y="14.7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line" svg:x1="16.502cm" svg:y1="13.681cm" svg:x2="15.742cm" svg:y2="13.68cm" draw:start-shape="id1" draw:start-glue-point="6" draw:end-shape="id2" draw:end-glue-point="30" svg:d="M16502 13681l-760-1">
          <text:p/>
        </draw:connector>
        <draw:connector draw:style-name="gr6" draw:text-style-name="P2" draw:layer="layout" draw:type="line" svg:x1="16.525cm" svg:y1="14.323cm" svg:x2="15.764cm" svg:y2="14.322cm" draw:start-shape="id3" draw:start-glue-point="6" draw:end-shape="id2" draw:end-glue-point="17" svg:d="M16525 14323l-761-1">
          <text:p/>
        </draw:connector>
        <draw:connector draw:style-name="gr6" draw:text-style-name="P2" draw:layer="layout" draw:type="line" svg:x1="16.526cm" svg:y1="14.933cm" svg:x2="15.77cm" svg:y2="14.934cm" draw:start-shape="id4" draw:start-glue-point="6" draw:end-shape="id2" draw:end-glue-point="31" svg:d="M16526 14933l-756 1">
          <text:p/>
        </draw:connector>
        <draw:connector draw:style-name="gr6" draw:text-style-name="P2" draw:layer="layout" draw:type="line" svg:x1="15.185cm" svg:y1="15.463cm" svg:x2="15.181cm" svg:y2="15.049cm" draw:start-shape="id5" draw:start-glue-point="4" draw:end-shape="id2" draw:end-glue-point="19" svg:d="M15185 15463l-4-414">
          <text:p/>
        </draw:connector>
        <draw:frame draw:style-name="gr7" draw:text-style-name="P3" draw:layer="layout" svg:width="2.955cm" svg:height="0.899cm" svg:x="16.913cm" svg:y="14.51cm">
          <draw:text-box>
            <text:p text:style-name="P2"><text:span text:style-name="T2">start_time</text:span></text:p>
          </draw:text-box>
        </draw:frame>
        <draw:frame draw:style-name="gr5" draw:text-style-name="P3" draw:layer="layout" svg:width="3.009cm" svg:height="0.899cm" svg:x="14.832cm" svg:y="15.8cm">
          <draw:text-box draw:corner-radius="0.139cm">
            <text:p text:style-name="P2"><text:span text:style-name="T2">description</text:span></text:p>
          </draw:text-box>
        </draw:frame>
        <draw:custom-shape draw:style-name="gr2" draw:text-style-name="P2" xml:id="id6" draw:id="id6" draw:layer="layout" svg:width="0.374cm" svg:height="0.345cm" svg:x="13.967cm" svg:y="15.4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line" svg:x1="14.154cm" svg:y1="15.463cm" svg:x2="14.156cm" svg:y2="15.049cm" draw:start-shape="id6" draw:start-glue-point="4" draw:end-shape="id2" draw:end-glue-point="22" svg:d="M14154 15463l2-414">
          <text:p/>
        </draw:connector>
        <draw:custom-shape draw:style-name="gr1" draw:text-style-name="P6" xml:id="id7" draw:id="id7" draw:layer="layout" svg:width="2.236cm" svg:height="1.438cm" svg:x="8.234cm" svg:y="12.195cm">
          <text:p text:style-name="P6"><text:span text:style-name="T4">has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8" draw:text-style-name="P2" draw:layer="layout" svg:x1="12.063cm" svg:y1="14.02cm" svg:x2="10.47cm" svg:y2="12.914cm" draw:start-shape="id2" draw:start-glue-point="35" draw:end-shape="id7" draw:end-glue-point="7" svg:d="M12063 14020h-796v-1106h-797">
          <text:p/>
        </draw:connector>
        <draw:connector draw:style-name="gr8" draw:text-style-name="P2" draw:layer="layout" svg:x1="8.234cm" svg:y1="12.914cm" svg:x2="6.619cm" svg:y2="12.892cm" draw:start-shape="id7" draw:start-glue-point="5" draw:end-shape="id8" draw:end-glue-point="16" svg:d="M8234 12914h-795v-22h-820">
          <text:p/>
        </draw:connector>
        <draw:rect draw:style-name="gr9" draw:text-style-name="P7" draw:layer="layout" svg:width="0.54cm" svg:height="0.564cm" svg:x="10.978cm" svg:y="13.194cm">
          <text:p text:style-name="P7"><text:span text:style-name="T2">1</text:span></text:p>
        </draw:rect>
        <draw:g>
          <draw:custom-shape draw:style-name="gr1" draw:text-style-name="P1" xml:id="id8" draw:id="id8" draw:layer="layout" svg:width="3.707cm" svg:height="1.554cm" svg:x="2.936cm" svg:y="12.16cm">
            <draw:glue-point draw:id="4" svg:x="-2.982cm" svg:y="-4.996cm"/>
            <draw:glue-point draw:id="5" svg:x="-1.466cm" svg:y="-4.996cm"/>
            <draw:glue-point draw:id="6" svg:x="1.319cm" svg:y="-4.708cm"/>
            <draw:glue-point draw:id="7" svg:x="2.835cm" svg:y="-4.708cm"/>
            <draw:glue-point draw:id="8" svg:x="5.004cm" svg:y="3.359cm"/>
            <draw:glue-point draw:id="9" svg:x="4.915cm" svg:y="-2.232cm"/>
            <draw:glue-point draw:id="10" svg:x="5.004cm" svg:y="-1.261cm"/>
            <draw:glue-point draw:id="11" svg:x="2.883cm" svg:y="5.012cm"/>
            <draw:glue-point draw:id="12" svg:x="5.004cm" svg:y="1.904cm"/>
            <draw:glue-point draw:id="13" svg:x="4.987cm" svg:y="2.657cm"/>
            <draw:glue-point draw:id="14" svg:x="4.963cm" svg:y="0.727cm"/>
            <draw:glue-point draw:id="15" svg:x="4.912cm" svg:y="-3.133cm"/>
            <draw:glue-point draw:id="16" svg:x="4.939cm" svg:y="-0.296cm"/>
            <draw:glue-point draw:id="17" svg:x="4.987cm" svg:y="0.308cm"/>
            <draw:glue-point draw:id="18" svg:x="4.003cm" svg:y="4.877cm"/>
            <draw:glue-point draw:id="19" svg:x="3.415cm" svg:y="4.987cm"/>
            <draw:glue-point draw:id="20" svg:x="0.83cm" svg:y="4.987cm"/>
            <draw:glue-point draw:id="21" svg:x="1.828cm" svg:y="5.012cm"/>
            <draw:glue-point draw:id="22" svg:x="0.65cm" svg:y="4.987cm"/>
            <draw:glue-point draw:id="23" svg:x="-3.871cm" svg:y="5.012cm"/>
            <draw:glue-point draw:id="24" svg:x="-3.28cm" svg:y="5.012cm"/>
            <draw:glue-point draw:id="25" svg:x="-2.848cm" svg:y="5.012cm"/>
            <draw:glue-point draw:id="26" svg:x="-2.524cm" svg:y="5.012cm"/>
            <draw:glue-point draw:id="27" svg:x="-2.147cm" svg:y="5.012cm"/>
            <draw:glue-point draw:id="28" svg:x="-1.661cm" svg:y="5.012cm"/>
            <draw:glue-point draw:id="29" svg:x="-1.124cm" svg:y="4.922cm"/>
            <draw:glue-point draw:id="30" svg:x="1.084cm" svg:y="5.012cm"/>
            <draw:glue-point draw:id="31" svg:x="3.784cm" svg:y="-4.851cm"/>
            <draw:glue-point draw:id="32" svg:x="4.14cm" svg:y="-4.993cm"/>
            <draw:glue-point draw:id="33" svg:x="2.236cm" svg:y="-4.993cm"/>
            <draw:glue-point draw:id="34" svg:x="-0.558cm" svg:y="-4.851cm"/>
            <draw:glue-point draw:id="35" svg:x="-3.471cm" svg:y="-4.993cm"/>
            <text:p text:style-name="P1"><text:span text:style-name="T1">Location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9" draw:id="id9" draw:layer="layout" svg:width="0.374cm" svg:height="0.345cm" svg:x="5.418cm" svg:y="11.18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0" draw:text-style-name="P3" draw:layer="layout" svg:width="2.413cm" svg:height="0.899cm" svg:x="3.359cm" svg:y="9.766cm">
            <draw:text-box>
              <text:p text:style-name="P2"><text:span text:style-name="T2">address</text:span></text:p>
            </draw:text-box>
          </draw:frame>
          <draw:connector draw:style-name="gr6" draw:text-style-name="P2" draw:layer="layout" draw:type="line" svg:x1="5.605cm" svg:y1="11.527cm" svg:x2="5.617cm" svg:y2="12.162cm" draw:start-shape="id9" draw:start-glue-point="8" draw:end-shape="id8" draw:end-glue-point="33" svg:d="M5605 11527l12 635">
            <text:p/>
          </draw:connector>
          <draw:custom-shape draw:style-name="gr2" draw:text-style-name="P2" xml:id="id10" draw:id="id10" draw:layer="layout" svg:width="0.374cm" svg:height="0.345cm" svg:x="4.35cm" svg:y="10.49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6" draw:text-style-name="P2" draw:layer="layout" draw:type="line" svg:x1="4.537cm" svg:y1="10.836cm" svg:x2="4.583cm" svg:y2="12.184cm" draw:start-shape="id10" draw:start-glue-point="8" draw:end-shape="id8" draw:end-glue-point="34" svg:d="M4537 10836l46 1348">
            <text:p/>
          </draw:connector>
          <draw:custom-shape draw:style-name="gr4" draw:text-style-name="P2" xml:id="id11" draw:id="id11" draw:layer="layout" svg:width="0.374cm" svg:height="0.345cm" svg:x="3.284cm" svg:y="11.1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6" draw:text-style-name="P2" draw:layer="layout" draw:type="line" svg:x1="3.471cm" svg:y1="11.534cm" svg:x2="3.503cm" svg:y2="12.162cm" draw:start-shape="id11" draw:start-glue-point="8" draw:end-shape="id8" draw:end-glue-point="35" svg:d="M3471 11534l32 628">
            <text:p/>
          </draw:connector>
          <draw:frame draw:style-name="gr11" draw:text-style-name="P3" draw:layer="layout" svg:width="1.736cm" svg:height="0.908cm" svg:x="5.89cm" svg:y="10.378cm">
            <draw:text-box>
              <text:p text:style-name="P2"><text:span text:style-name="T2">long</text:span></text:p>
            </draw:text-box>
          </draw:frame>
          <draw:frame draw:style-name="gr12" draw:text-style-name="P3" draw:layer="layout" svg:width="1.113cm" svg:height="0.899cm" svg:x="5.155cm" svg:y="10.359cm">
            <draw:text-box>
              <text:p text:style-name="P2"><text:span text:style-name="T2">lat</text:span></text:p>
            </draw:text-box>
          </draw:frame>
          <draw:connector draw:style-name="gr6" draw:text-style-name="P2" draw:layer="layout" draw:type="line" svg:x1="6.304cm" svg:y1="11.545cm" svg:x2="6.323cm" svg:y2="12.162cm" draw:end-shape="id8" draw:end-glue-point="32" svg:d="M6304 11545l19 617">
            <text:p/>
          </draw:connector>
          <draw:frame draw:style-name="gr13" draw:text-style-name="P5" draw:layer="layout" svg:width="3.346cm" svg:height="0.899cm" svg:x="0.843cm" svg:y="10.351cm">
            <draw:text-box>
              <text:p text:style-name="P4"><text:span text:style-name="T3">location_id</text:span></text:p>
            </draw:text-box>
          </draw:frame>
          <draw:custom-shape draw:style-name="gr2" draw:text-style-name="P2" draw:layer="layout" svg:width="0.374cm" svg:height="0.345cm" svg:x="6.118cm" svg:y="11.18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1" draw:text-style-name="P1" xml:id="id13" draw:id="id13" draw:layer="layout" svg:width="3.707cm" svg:height="1.554cm" svg:x="2.572cm" svg:y="3.554cm">
          <draw:glue-point draw:id="4" svg:x="-2.982cm" svg:y="-4.996cm"/>
          <draw:glue-point draw:id="5" svg:x="-1.466cm" svg:y="-4.996cm"/>
          <draw:glue-point draw:id="6" svg:x="1.319cm" svg:y="-4.708cm"/>
          <draw:glue-point draw:id="7" svg:x="2.835cm" svg:y="-4.708cm"/>
          <draw:glue-point draw:id="8" svg:x="5.004cm" svg:y="3.359cm"/>
          <draw:glue-point draw:id="9" svg:x="4.915cm" svg:y="-2.232cm"/>
          <draw:glue-point draw:id="10" svg:x="5.004cm" svg:y="-1.261cm"/>
          <draw:glue-point draw:id="11" svg:x="2.883cm" svg:y="5.012cm"/>
          <draw:glue-point draw:id="12" svg:x="5.004cm" svg:y="1.904cm"/>
          <draw:glue-point draw:id="13" svg:x="4.987cm" svg:y="2.657cm"/>
          <draw:glue-point draw:id="14" svg:x="4.963cm" svg:y="0.727cm"/>
          <draw:glue-point draw:id="15" svg:x="4.912cm" svg:y="-3.133cm"/>
          <draw:glue-point draw:id="16" svg:x="4.939cm" svg:y="-0.296cm"/>
          <draw:glue-point draw:id="17" svg:x="4.987cm" svg:y="0.308cm"/>
          <draw:glue-point draw:id="18" svg:x="4.003cm" svg:y="4.877cm"/>
          <draw:glue-point draw:id="19" svg:x="3.415cm" svg:y="4.987cm"/>
          <draw:glue-point draw:id="20" svg:x="0.83cm" svg:y="4.987cm"/>
          <draw:glue-point draw:id="21" svg:x="1.828cm" svg:y="5.012cm"/>
          <draw:glue-point draw:id="22" svg:x="0.65cm" svg:y="4.987cm"/>
          <draw:glue-point draw:id="23" svg:x="-3.871cm" svg:y="5.012cm"/>
          <draw:glue-point draw:id="24" svg:x="-3.28cm" svg:y="5.012cm"/>
          <draw:glue-point draw:id="25" svg:x="-2.848cm" svg:y="5.012cm"/>
          <draw:glue-point draw:id="26" svg:x="-2.524cm" svg:y="5.012cm"/>
          <draw:glue-point draw:id="27" svg:x="-2.147cm" svg:y="5.012cm"/>
          <draw:glue-point draw:id="28" svg:x="-1.661cm" svg:y="5.012cm"/>
          <draw:glue-point draw:id="29" svg:x="-1.124cm" svg:y="4.922cm"/>
          <draw:glue-point draw:id="30" svg:x="1.084cm" svg:y="5.012cm"/>
          <draw:glue-point draw:id="31" svg:x="3.784cm" svg:y="-4.851cm"/>
          <draw:glue-point draw:id="32" svg:x="4.14cm" svg:y="-4.993cm"/>
          <draw:glue-point draw:id="33" svg:x="2.236cm" svg:y="-4.993cm"/>
          <draw:glue-point draw:id="34" svg:x="-0.558cm" svg:y="-4.851cm"/>
          <draw:glue-point draw:id="35" svg:x="-3.471cm" svg:y="-4.993cm"/>
          <draw:glue-point draw:id="36" svg:x="-3.916cm" svg:y="-4.974cm"/>
          <draw:glue-point draw:id="37" svg:x="-2.249cm" svg:y="-4.974cm"/>
          <text:p text:style-name="P1"><text:span text:style-name="T1">Us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0.374cm" svg:height="0.345cm" svg:x="5.032cm" svg:y="1.6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4" draw:text-style-name="P3" draw:layer="layout" svg:width="2.977cm" svg:height="0.899cm" svg:x="3.626cm" svg:y="0.874cm">
          <draw:text-box>
            <text:p text:style-name="P2"><text:span text:style-name="T2">username</text:span></text:p>
          </draw:text-box>
        </draw:frame>
        <draw:connector draw:style-name="gr6" draw:text-style-name="P2" draw:layer="layout" draw:type="line" svg:x1="5.219cm" svg:y1="2.021cm" svg:x2="5.253cm" svg:y2="3.556cm" draw:start-shape="id12" draw:start-glue-point="8" draw:end-shape="id13" draw:end-glue-point="33" svg:d="M5219 2021l34 1535">
          <text:p/>
        </draw:connector>
        <draw:custom-shape draw:style-name="gr2" draw:text-style-name="P2" xml:id="id14" draw:id="id14" draw:layer="layout" svg:width="0.374cm" svg:height="0.345cm" svg:x="3.686cm" svg:y="2.5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line" svg:x1="3.873cm" svg:y1="2.93cm" svg:x2="3.882cm" svg:y2="3.555cm" draw:start-shape="id14" draw:start-glue-point="8" draw:end-shape="id13" draw:end-glue-point="5" svg:d="M3873 2930l9 625">
          <text:p/>
        </draw:connector>
        <draw:custom-shape draw:style-name="gr4" draw:text-style-name="P2" xml:id="id15" draw:id="id15" draw:layer="layout" svg:width="0.374cm" svg:height="0.345cm" svg:x="2.766cm" svg:y="2.5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line" svg:x1="2.953cm" svg:y1="2.928cm" svg:x2="2.974cm" svg:y2="3.559cm" draw:start-shape="id15" draw:start-glue-point="8" draw:end-shape="id13" draw:end-glue-point="36" svg:d="M2953 2928l21 631">
          <text:p/>
        </draw:connector>
        <draw:connector draw:style-name="gr6" draw:text-style-name="P2" draw:layer="layout" draw:type="line" svg:x1="5.94cm" svg:y1="2.939cm" svg:x2="5.959cm" svg:y2="3.556cm" draw:end-shape="id13" draw:end-glue-point="32" svg:d="M5940 2939l19 617">
          <text:p/>
        </draw:connector>
        <draw:frame draw:style-name="gr15" draw:text-style-name="P5" draw:layer="layout" svg:width="2.494cm" svg:height="0.899cm" svg:x="1.207cm" svg:y="1.701cm">
          <draw:text-box>
            <text:p text:style-name="P4"><text:span text:style-name="T3">user_id</text:span></text:p>
          </draw:text-box>
        </draw:frame>
        <draw:custom-shape draw:style-name="gr2" draw:text-style-name="P2" draw:layer="layout" svg:width="0.374cm" svg:height="0.345cm" svg:x="5.754cm" svg:y="2.5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6" draw:text-style-name="P9" draw:layer="layout" svg:width="1.751cm" svg:height="0.899cm" svg:x="3.207cm" svg:y="1.702cm">
          <draw:text-box>
            <text:p text:style-name="P8"><text:span text:style-name="T5">email</text:span></text:p>
          </draw:text-box>
        </draw:frame>
        <draw:frame draw:style-name="gr14" draw:text-style-name="P3" draw:layer="layout" svg:width="2.977cm" svg:height="0.899cm" svg:x="5.435cm" svg:y="1.668cm">
          <draw:text-box>
            <text:p text:style-name="P2"><text:span text:style-name="T2">password</text:span></text:p>
          </draw:text-box>
        </draw:frame>
        <draw:custom-shape draw:style-name="gr2" draw:text-style-name="P2" xml:id="id16" draw:id="id16" draw:layer="layout" svg:width="0.374cm" svg:height="0.345cm" svg:x="5.411cm" svg:y="18.0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connector draw:style-name="gr6" draw:text-style-name="P2" draw:layer="layout" draw:type="line" svg:x1="5.598cm" svg:y1="18.079cm" svg:x2="5.632cm" svg:y2="16.543cm" draw:start-shape="id16" draw:start-glue-point="8" svg:d="M5598 18079l34-1536">
          <text:p/>
        </draw:connector>
        <draw:custom-shape draw:style-name="gr2" draw:text-style-name="P2" xml:id="id17" draw:id="id17" draw:layer="layout" svg:width="0.374cm" svg:height="0.345cm" svg:x="4.065cm" svg:y="17.1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connector draw:style-name="gr6" draw:text-style-name="P2" draw:layer="layout" draw:type="line" svg:x1="4.252cm" svg:y1="17.17cm" svg:x2="4.261cm" svg:y2="16.544cm" draw:start-shape="id17" draw:start-glue-point="8" svg:d="M4252 17170l9-626">
          <text:p/>
        </draw:connector>
        <draw:custom-shape draw:style-name="gr4" draw:text-style-name="P2" xml:id="id18" draw:id="id18" draw:layer="layout" svg:width="0.374cm" svg:height="0.345cm" svg:x="3.145cm" svg:y="17.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connector draw:style-name="gr6" draw:text-style-name="P2" draw:layer="layout" draw:type="line" svg:x1="3.332cm" svg:y1="17.172cm" svg:x2="3.353cm" svg:y2="16.54cm" draw:start-shape="id18" draw:start-glue-point="8" svg:d="M3332 17172l21-632">
          <text:p/>
        </draw:connector>
        <draw:connector draw:style-name="gr6" draw:text-style-name="P2" draw:layer="layout" draw:type="line" svg:x1="6.319cm" svg:y1="17.16cm" svg:x2="6.338cm" svg:y2="16.543cm" svg:d="M6319 17160l19-617">
          <text:p/>
        </draw:connector>
        <draw:custom-shape draw:style-name="gr2" draw:text-style-name="P2" draw:layer="layout" svg:width="0.374cm" svg:height="0.345cm" svg:x="6.133cm" svg:y="17.1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custom-shape draw:style-name="gr2" draw:text-style-name="P2" xml:id="id19" draw:id="id19" draw:layer="layout" svg:width="0.374cm" svg:height="0.345cm" svg:x="13.118cm" svg:y="15.4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line" svg:x1="13.305cm" svg:y1="15.463cm" svg:x2="13.301cm" svg:y2="15.052cm" draw:start-shape="id19" draw:start-glue-point="4" draw:end-shape="id2" draw:end-glue-point="28" svg:d="M13305 15463l-4-411">
          <text:p/>
        </draw:connector>
        <draw:frame draw:style-name="gr17" draw:text-style-name="P3" draw:layer="layout" svg:width="1.741cm" svg:height="1.547cm" svg:x="12.257cm" svg:y="15.807cm">
          <draw:text-box>
            <text:p text:style-name="P2"><text:span text:style-name="T2">type</text:span></text:p>
          </draw:text-box>
        </draw:frame>
        <draw:rect draw:style-name="gr9" draw:text-style-name="P10" draw:layer="layout" svg:width="0.48cm" svg:height="0.459cm" svg:x="7.354cm" svg:y="12.595cm">
          <text:p text:style-name="P10"><text:span text:style-name="T2">1</text:span></text:p>
        </draw:rect>
        <draw:custom-shape draw:style-name="gr1" draw:text-style-name="P11" xml:id="id20" draw:id="id20" draw:layer="layout" svg:width="2.236cm" svg:height="1.438cm" svg:x="8.234cm" svg:y="14.996cm">
          <text:p text:style-name="P11"><text:span text:style-name="T6">has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8" draw:text-style-name="P2" draw:layer="layout" svg:x1="12.063cm" svg:y1="14.584cm" svg:x2="10.47cm" svg:y2="15.715cm" draw:start-shape="id2" draw:start-glue-point="36" draw:end-shape="id20" draw:end-glue-point="7" svg:d="M12063 14584h-796v1131h-797">
          <text:p/>
        </draw:connector>
        <draw:connector draw:style-name="gr8" draw:text-style-name="P2" draw:layer="layout" svg:x1="8.234cm" svg:y1="15.715cm" svg:x2="6.594cm" svg:y2="15.785cm" draw:start-shape="id20" draw:start-glue-point="5" draw:end-shape="id21" draw:end-glue-point="17" svg:d="M8234 15715h-817v70h-823">
          <text:p/>
        </draw:connector>
        <draw:rect draw:style-name="gr9" draw:text-style-name="P12" draw:layer="layout" svg:width="0.48cm" svg:height="0.459cm" svg:x="7.354cm" svg:y="15.496cm">
          <text:p text:style-name="P12"><text:span text:style-name="T7">1</text:span></text:p>
        </draw:rect>
        <draw:custom-shape draw:style-name="gr1" draw:text-style-name="P1" xml:id="id21" draw:id="id21" draw:layer="layout" svg:width="3.707cm" svg:height="1.554cm" svg:x="2.893cm" svg:y="14.961cm">
          <draw:glue-point draw:id="4" svg:x="-2.982cm" svg:y="-4.996cm"/>
          <draw:glue-point draw:id="5" svg:x="-1.466cm" svg:y="-4.996cm"/>
          <draw:glue-point draw:id="6" svg:x="1.319cm" svg:y="-4.708cm"/>
          <draw:glue-point draw:id="7" svg:x="2.835cm" svg:y="-4.708cm"/>
          <draw:glue-point draw:id="8" svg:x="5.004cm" svg:y="3.359cm"/>
          <draw:glue-point draw:id="9" svg:x="4.915cm" svg:y="-2.232cm"/>
          <draw:glue-point draw:id="10" svg:x="5.004cm" svg:y="-1.261cm"/>
          <draw:glue-point draw:id="11" svg:x="2.883cm" svg:y="5.012cm"/>
          <draw:glue-point draw:id="12" svg:x="5.004cm" svg:y="1.904cm"/>
          <draw:glue-point draw:id="13" svg:x="4.987cm" svg:y="2.657cm"/>
          <draw:glue-point draw:id="14" svg:x="4.963cm" svg:y="0.727cm"/>
          <draw:glue-point draw:id="15" svg:x="4.912cm" svg:y="-3.133cm"/>
          <draw:glue-point draw:id="16" svg:x="4.939cm" svg:y="-0.296cm"/>
          <draw:glue-point draw:id="17" svg:x="4.987cm" svg:y="0.308cm"/>
          <draw:glue-point draw:id="18" svg:x="4.003cm" svg:y="4.877cm"/>
          <draw:glue-point draw:id="19" svg:x="3.415cm" svg:y="4.987cm"/>
          <draw:glue-point draw:id="20" svg:x="0.83cm" svg:y="4.987cm"/>
          <draw:glue-point draw:id="21" svg:x="1.828cm" svg:y="5.012cm"/>
          <draw:glue-point draw:id="22" svg:x="0.65cm" svg:y="4.987cm"/>
          <draw:glue-point draw:id="23" svg:x="-3.871cm" svg:y="5.012cm"/>
          <draw:glue-point draw:id="24" svg:x="-3.28cm" svg:y="5.012cm"/>
          <draw:glue-point draw:id="25" svg:x="-2.848cm" svg:y="5.012cm"/>
          <draw:glue-point draw:id="26" svg:x="-2.524cm" svg:y="5.012cm"/>
          <draw:glue-point draw:id="27" svg:x="-2.147cm" svg:y="5.012cm"/>
          <draw:glue-point draw:id="28" svg:x="-1.661cm" svg:y="5.012cm"/>
          <draw:glue-point draw:id="29" svg:x="-1.124cm" svg:y="4.922cm"/>
          <draw:glue-point draw:id="30" svg:x="1.084cm" svg:y="5.012cm"/>
          <draw:glue-point draw:id="31" svg:x="3.784cm" svg:y="-4.851cm"/>
          <draw:glue-point draw:id="32" svg:x="4.14cm" svg:y="-4.993cm"/>
          <draw:glue-point draw:id="33" svg:x="2.236cm" svg:y="-4.993cm"/>
          <draw:glue-point draw:id="34" svg:x="-0.558cm" svg:y="-4.851cm"/>
          <draw:glue-point draw:id="35" svg:x="-3.471cm" svg:y="-4.993cm"/>
          <draw:glue-point draw:id="36" svg:x="2.187cm" svg:y="5cm"/>
          <text:p text:style-name="P1"><text:span text:style-name="T1">Weath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" draw:layer="layout" svg:width="3.77cm" svg:height="1.547cm" svg:x="3.383cm" svg:y="18.388cm">
          <draw:text-box>
            <text:p text:style-name="P2"><text:span text:style-name="T2">updated_date</text:span></text:p>
          </draw:text-box>
        </draw:frame>
        <draw:frame draw:style-name="gr18" draw:text-style-name="P3" draw:layer="layout" svg:width="4.281cm" svg:height="0.899cm" svg:x="6.004cm" svg:y="17.46cm">
          <draw:text-box>
            <text:p text:style-name="P2"><text:span text:style-name="T2">bad_weather</text:span></text:p>
          </draw:text-box>
        </draw:frame>
        <draw:frame draw:style-name="gr13" draw:text-style-name="P5" draw:layer="layout" svg:width="3.346cm" svg:height="0.899cm" svg:x="0.714cm" svg:y="17.386cm">
          <draw:text-box>
            <text:p text:style-name="P4"><text:span text:style-name="T3">weather_id</text:span></text:p>
          </draw:text-box>
        </draw:frame>
        <draw:frame draw:style-name="gr19" draw:text-style-name="P3" draw:layer="layout" svg:width="1.688cm" svg:height="0.899cm" svg:x="3.889cm" svg:y="17.431cm">
          <draw:text-box>
            <text:p text:style-name="P2"><text:span text:style-name="T2">info*</text:span></text:p>
          </draw:text-box>
        </draw:frame>
        <draw:custom-shape draw:style-name="gr20" draw:text-style-name="P13" xml:id="id22" draw:id="id22" draw:layer="layout" svg:width="2.525cm" svg:height="1.134cm" svg:x="7.016cm" svg:y="6.101cm">
          <text:p text:style-name="P13"><text:span text:style-name="T8">created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0" draw:text-style-name="P13" xml:id="id23" draw:id="id23" draw:layer="layout" svg:width="2.525cm" svg:height="1.134cm" svg:x="9.516cm" svg:y="7.002cm">
          <text:p text:style-name="P13"><text:span text:style-name="T8">invited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0" draw:text-style-name="P13" xml:id="id24" draw:id="id24" draw:layer="layout" svg:width="2.525cm" svg:height="1.134cm" svg:x="7.016cm" svg:y="8.003cm">
          <text:p text:style-name="P13"><text:span text:style-name="T8">participates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8" draw:text-style-name="P2" draw:layer="layout" svg:x1="5.69cm" svg:y1="5.105cm" svg:x2="7.016cm" svg:y2="6.668cm" draw:start-shape="id13" draw:start-glue-point="19" draw:end-shape="id22" svg:d="M5690 5105v1563h1326">
          <text:p/>
        </draw:connector>
        <draw:connector draw:style-name="gr8" draw:text-style-name="P2" draw:layer="layout" svg:x1="9.541cm" svg:y1="6.668cm" svg:x2="14.243cm" svg:y2="13.498cm" draw:start-shape="id22" draw:start-glue-point="7" draw:end-shape="id2" draw:end-glue-point="40" svg:d="M9541 6668h4702v6830">
          <text:p/>
        </draw:connector>
        <draw:connector draw:style-name="gr8" draw:text-style-name="P2" draw:layer="layout" svg:x1="4.826cm" svg:y1="5.108cm" svg:x2="9.516cm" svg:y2="7.569cm" draw:start-shape="id13" draw:start-glue-point="30" draw:end-shape="id23" draw:end-glue-point="5" svg:d="M4826 5108v2461h4690">
          <text:p/>
        </draw:connector>
        <draw:connector draw:style-name="gr8" draw:text-style-name="P2" draw:layer="layout" svg:x1="12.041cm" svg:y1="7.569cm" svg:x2="13.373cm" svg:y2="13.499cm" draw:start-shape="id23" draw:start-glue-point="7" draw:end-shape="id2" draw:end-glue-point="5" svg:d="M12041 7569h1332v5930">
          <text:p/>
        </draw:connector>
        <draw:connector draw:style-name="gr8" draw:text-style-name="P2" draw:layer="layout" svg:x1="4.009cm" svg:y1="5.095cm" svg:x2="7.016cm" svg:y2="8.57cm" draw:start-shape="id13" draw:start-glue-point="29" draw:end-shape="id24" draw:end-glue-point="5" svg:d="M4009 5095v3475h3007">
          <text:p/>
        </draw:connector>
        <draw:connector draw:style-name="gr8" draw:text-style-name="P2" draw:layer="layout" svg:x1="9.541cm" svg:y1="8.57cm" svg:x2="12.525cm" svg:y2="13.498cm" draw:start-shape="id24" draw:start-glue-point="7" draw:end-shape="id2" draw:end-glue-point="37" svg:d="M9541 8570h2984v4928">
          <text:p/>
        </draw:connector>
        <draw:rect draw:style-name="gr9" draw:text-style-name="P12" draw:layer="layout" svg:width="0.48cm" svg:height="0.459cm" svg:x="6.252cm" svg:y="6.4cm">
          <text:p text:style-name="P12"><text:span text:style-name="T7">1</text:span></text:p>
        </draw:rect>
        <draw:rect draw:style-name="gr9" draw:text-style-name="P12" draw:layer="layout" svg:width="0.48cm" svg:height="0.459cm" svg:x="7.354cm" svg:y="12.596cm">
          <text:p text:style-name="P12"><text:span text:style-name="T7">1</text:span></text:p>
        </draw:rect>
        <draw:rect draw:style-name="gr9" draw:text-style-name="P14" draw:layer="layout" svg:width="1.018cm" svg:height="0.459cm" svg:x="5.752cm" svg:y="8.302cm">
          <text:p text:style-name="P14"><text:span text:style-name="T7">1</text:span><text:span text:style-name="T9">:</text:span><text:span text:style-name="T10">N</text:span></text:p>
        </draw:rect>
        <draw:rect draw:style-name="gr9" draw:text-style-name="P14" draw:layer="layout" svg:width="1.018cm" svg:height="0.459cm" svg:x="9.752cm" svg:y="8.302cm">
          <text:p text:style-name="P14"><text:span text:style-name="T7">0</text:span><text:span text:style-name="T9">:</text:span><text:span text:style-name="T10">N</text:span></text:p>
        </draw:rect>
        <draw:rect draw:style-name="gr9" draw:text-style-name="P14" draw:layer="layout" svg:width="1.018cm" svg:height="0.459cm" svg:x="8.252cm" svg:y="7.303cm">
          <text:p text:style-name="P14"><text:span text:style-name="T7">0</text:span><text:span text:style-name="T9">:</text:span><text:span text:style-name="T10">N</text:span></text:p>
        </draw:rect>
        <draw:rect draw:style-name="gr9" draw:text-style-name="P14" draw:layer="layout" svg:width="1.018cm" svg:height="0.459cm" svg:x="12.152cm" svg:y="7.303cm">
          <text:p text:style-name="P14"><text:span text:style-name="T7">0</text:span><text:span text:style-name="T9">:</text:span><text:span text:style-name="T10">N</text:span></text:p>
        </draw:rect>
        <draw:rect draw:style-name="gr9" draw:text-style-name="P14" draw:layer="layout" svg:width="1.018cm" svg:height="0.459cm" svg:x="9.852cm" svg:y="6.403cm">
          <text:p text:style-name="P14"><text:span text:style-name="T7">0</text:span><text:span text:style-name="T9">:</text:span><text:span text:style-name="T10">N</text:span></text:p>
        </draw:rect>
        <draw:custom-shape draw:style-name="gr1" draw:text-style-name="P1" xml:id="id26" draw:id="id26" draw:layer="layout" svg:width="3.707cm" svg:height="1.554cm" svg:x="14.673cm" svg:y="3.653cm">
          <draw:glue-point draw:id="4" svg:x="-2.982cm" svg:y="-4.996cm"/>
          <draw:glue-point draw:id="5" svg:x="-1.466cm" svg:y="-4.996cm"/>
          <draw:glue-point draw:id="6" svg:x="1.319cm" svg:y="-4.708cm"/>
          <draw:glue-point draw:id="7" svg:x="2.835cm" svg:y="-4.708cm"/>
          <draw:glue-point draw:id="8" svg:x="5.004cm" svg:y="3.359cm"/>
          <draw:glue-point draw:id="9" svg:x="4.915cm" svg:y="-2.232cm"/>
          <draw:glue-point draw:id="10" svg:x="5.004cm" svg:y="-1.261cm"/>
          <draw:glue-point draw:id="11" svg:x="2.883cm" svg:y="5.012cm"/>
          <draw:glue-point draw:id="12" svg:x="5.004cm" svg:y="1.904cm"/>
          <draw:glue-point draw:id="13" svg:x="4.987cm" svg:y="2.657cm"/>
          <draw:glue-point draw:id="14" svg:x="4.963cm" svg:y="0.727cm"/>
          <draw:glue-point draw:id="15" svg:x="4.912cm" svg:y="-3.133cm"/>
          <draw:glue-point draw:id="16" svg:x="4.939cm" svg:y="-0.296cm"/>
          <draw:glue-point draw:id="17" svg:x="4.987cm" svg:y="0.308cm"/>
          <draw:glue-point draw:id="18" svg:x="4.003cm" svg:y="4.877cm"/>
          <draw:glue-point draw:id="19" svg:x="3.415cm" svg:y="4.987cm"/>
          <draw:glue-point draw:id="20" svg:x="0.83cm" svg:y="4.987cm"/>
          <draw:glue-point draw:id="21" svg:x="1.828cm" svg:y="5.012cm"/>
          <draw:glue-point draw:id="22" svg:x="0.65cm" svg:y="4.987cm"/>
          <draw:glue-point draw:id="23" svg:x="-3.871cm" svg:y="5.012cm"/>
          <draw:glue-point draw:id="24" svg:x="-3.28cm" svg:y="5.012cm"/>
          <draw:glue-point draw:id="25" svg:x="-2.848cm" svg:y="5.012cm"/>
          <draw:glue-point draw:id="26" svg:x="-2.524cm" svg:y="5.012cm"/>
          <draw:glue-point draw:id="27" svg:x="-2.147cm" svg:y="5.012cm"/>
          <draw:glue-point draw:id="28" svg:x="-1.661cm" svg:y="5.012cm"/>
          <draw:glue-point draw:id="29" svg:x="-1.124cm" svg:y="4.922cm"/>
          <draw:glue-point draw:id="30" svg:x="1.084cm" svg:y="5.012cm"/>
          <draw:glue-point draw:id="31" svg:x="3.784cm" svg:y="-4.851cm"/>
          <draw:glue-point draw:id="32" svg:x="4.14cm" svg:y="-4.993cm"/>
          <draw:glue-point draw:id="33" svg:x="2.236cm" svg:y="-4.993cm"/>
          <draw:glue-point draw:id="34" svg:x="-0.558cm" svg:y="-4.851cm"/>
          <draw:glue-point draw:id="35" svg:x="-3.471cm" svg:y="-4.993cm"/>
          <draw:glue-point draw:id="36" svg:x="-3.916cm" svg:y="-4.974cm"/>
          <draw:glue-point draw:id="37" svg:x="-2.249cm" svg:y="-4.974cm"/>
          <text:p text:style-name="P1"><text:span text:style-name="T1">Notifica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5" draw:id="id25" draw:layer="layout" svg:width="0.374cm" svg:height="0.345cm" svg:x="16.137cm" svg:y="2.6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line" svg:x1="16.324cm" svg:y1="2.956cm" svg:x2="16.32cm" svg:y2="3.677cm" draw:start-shape="id25" draw:start-glue-point="8" draw:end-shape="id26" draw:end-glue-point="34" svg:d="M16324 2956l-4 721">
          <text:p/>
        </draw:connector>
        <draw:custom-shape draw:style-name="gr4" draw:text-style-name="P2" xml:id="id27" draw:id="id27" draw:layer="layout" svg:width="0.374cm" svg:height="0.345cm" svg:x="15.067cm" svg:y="2.5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line" svg:x1="15.254cm" svg:y1="2.929cm" svg:x2="15.24cm" svg:y2="3.655cm" draw:start-shape="id27" draw:start-glue-point="8" draw:end-shape="id26" draw:end-glue-point="35" svg:d="M15254 2929l-14 726">
          <text:p/>
        </draw:connector>
        <draw:connector draw:style-name="gr6" draw:text-style-name="P2" draw:layer="layout" draw:type="line" svg:x1="17.916cm" svg:y1="2.924cm" svg:x2="17.928cm" svg:y2="3.677cm" draw:start-shape="id28" draw:start-glue-point="8" draw:end-shape="id26" draw:end-glue-point="31" svg:d="M17916 2924l12 753">
          <text:p/>
        </draw:connector>
        <draw:frame draw:style-name="gr17" draw:text-style-name="P5" draw:layer="layout" svg:width="3.964cm" svg:height="1.547cm" svg:x="11.938cm" svg:y="1.702cm">
          <draw:text-box>
            <text:p text:style-name="P4"><text:span text:style-name="T3">notification_id</text:span></text:p>
          </draw:text-box>
        </draw:frame>
        <draw:custom-shape draw:style-name="gr2" draw:text-style-name="P2" xml:id="id28" draw:id="id28" draw:layer="layout" svg:width="0.374cm" svg:height="0.345cm" svg:x="17.729cm" svg:y="2.5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6" draw:text-style-name="P9" draw:layer="layout" svg:width="1.751cm" svg:height="0.899cm" svg:x="15.708cm" svg:y="1.703cm">
          <draw:text-box>
            <text:p text:style-name="P8"><text:span text:style-name="T5">type</text:span></text:p>
          </draw:text-box>
        </draw:frame>
        <draw:frame draw:style-name="gr17" draw:text-style-name="P3" draw:layer="layout" svg:width="3.187cm" svg:height="1.547cm" svg:x="17.186cm" svg:y="1.742cm">
          <draw:text-box>
            <text:p text:style-name="P2"><text:span text:style-name="T2">timestamp</text:span></text:p>
          </draw:text-box>
        </draw:frame>
        <draw:custom-shape draw:style-name="gr1" draw:text-style-name="P15" xml:id="id29" draw:id="id29" draw:layer="layout" svg:width="2.236cm" svg:height="1.438cm" svg:x="8.259cm" svg:y="3.728cm">
          <text:p text:style-name="P15"><text:span text:style-name="T11">has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5" xml:id="id30" draw:id="id30" draw:layer="layout" svg:width="2.236cm" svg:height="1.438cm" svg:x="15.419cm" svg:y="6.884cm">
          <text:p text:style-name="P15"><text:span text:style-name="T11">linksTo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8" draw:text-style-name="P2" draw:layer="layout" svg:x1="6.264cm" svg:y1="4.443cm" svg:x2="8.259cm" svg:y2="4.447cm" draw:start-shape="id13" draw:start-glue-point="14" draw:end-shape="id29" draw:end-glue-point="5" svg:d="M6264 4443h1005v4h990">
          <text:p/>
        </draw:connector>
        <draw:connector draw:style-name="gr8" draw:text-style-name="P2" draw:layer="layout" svg:x1="10.495cm" svg:y1="4.447cm" svg:x2="14.673cm" svg:y2="4.43cm" draw:start-shape="id29" draw:start-glue-point="7" draw:end-shape="id26" draw:end-glue-point="3" svg:d="M10495 4447h2089v-17h2089">
          <text:p/>
        </draw:connector>
        <draw:connector draw:style-name="gr8" draw:text-style-name="P2" draw:layer="layout" svg:x1="16.526cm" svg:y1="5.207cm" svg:x2="16.537cm" svg:y2="6.884cm" draw:start-shape="id26" draw:start-glue-point="2" draw:end-shape="id30" draw:end-glue-point="4" svg:d="M16526 5207v839h11v838">
          <text:p/>
        </draw:connector>
        <draw:connector draw:style-name="gr8" draw:text-style-name="P2" draw:layer="layout" svg:x1="16.537cm" svg:y1="8.322cm" svg:x2="14.966cm" svg:y2="13.544cm" draw:start-shape="id30" draw:start-glue-point="6" draw:end-shape="id2" draw:end-glue-point="7" svg:d="M16537 8322v2589h-1571v2633">
          <text:p/>
        </draw:connector>
        <draw:rect draw:style-name="gr9" draw:text-style-name="P12" draw:layer="layout" svg:width="0.48cm" svg:height="0.459cm" svg:x="7.252cm" svg:y="4.201cm">
          <text:p text:style-name="P12"><text:span text:style-name="T7">1</text:span></text:p>
        </draw:rect>
        <draw:rect draw:style-name="gr9" draw:text-style-name="P14" draw:layer="layout" svg:width="1.018cm" svg:height="0.459cm" svg:x="11.052cm" svg:y="4.204cm">
          <text:p text:style-name="P14"><text:span text:style-name="T7">0</text:span><text:span text:style-name="T9">:</text:span><text:span text:style-name="T10">N</text:span></text:p>
        </draw:rect>
        <draw:rect draw:style-name="gr9" draw:text-style-name="P12" draw:layer="layout" svg:width="0.574cm" svg:height="0.573cm" svg:x="16.26cm" svg:y="8.903cm">
          <text:p text:style-name="P12"><text:span text:style-name="T7">1</text:span></text:p>
        </draw:rect>
        <draw:rect draw:style-name="gr9" draw:text-style-name="P14" draw:layer="layout" svg:width="1.018cm" svg:height="0.459cm" svg:x="16.052cm" svg:y="5.905cm">
          <text:p text:style-name="P14"><text:span text:style-name="T7">0</text:span><text:span text:style-name="T9">:</text:span><text:span text:style-name="T10">N</text:span></text:p>
        </draw:rect>
        <draw:rect draw:style-name="gr9" draw:text-style-name="P7" draw:layer="layout" svg:width="0.54cm" svg:height="0.613cm" svg:x="10.978cm" svg:y="14.794cm">
          <text:p text:style-name="P7"><text:span text:style-name="T2">1</text:span></text:p>
        </draw:rect>
      </draw:page>
      <draw:page draw:name="page2" draw:style-name="dp1" draw:master-page-name="Default">
        <draw:custom-shape draw:style-name="gr1" draw:text-style-name="P1" xml:id="id32" draw:id="id32" draw:layer="layout" svg:width="3.707cm" svg:height="1.554cm" svg:x="12.064cm" svg:y="11cm">
          <draw:glue-point draw:id="4" svg:x="-2.982cm" svg:y="-4.996cm"/>
          <draw:glue-point draw:id="5" svg:x="-1.466cm" svg:y="-4.996cm"/>
          <draw:glue-point draw:id="6" svg:x="1.319cm" svg:y="-4.708cm"/>
          <draw:glue-point draw:id="7" svg:x="2.835cm" svg:y="-4.708cm"/>
          <draw:glue-point draw:id="8" svg:x="5.004cm" svg:y="3.359cm"/>
          <draw:glue-point draw:id="9" svg:x="4.915cm" svg:y="-2.232cm"/>
          <draw:glue-point draw:id="10" svg:x="5.004cm" svg:y="-1.261cm"/>
          <draw:glue-point draw:id="11" svg:x="2.883cm" svg:y="5.012cm"/>
          <draw:glue-point draw:id="12" svg:x="5.004cm" svg:y="1.904cm"/>
          <draw:glue-point draw:id="13" svg:x="4.987cm" svg:y="2.657cm"/>
          <draw:glue-point draw:id="14" svg:x="4.963cm" svg:y="0.727cm"/>
          <draw:glue-point draw:id="15" svg:x="4.912cm" svg:y="-3.133cm"/>
          <draw:glue-point draw:id="16" svg:x="4.939cm" svg:y="-0.296cm"/>
          <draw:glue-point draw:id="17" svg:x="4.987cm" svg:y="0.308cm"/>
          <draw:glue-point draw:id="18" svg:x="4.003cm" svg:y="4.877cm"/>
          <draw:glue-point draw:id="19" svg:x="3.415cm" svg:y="4.987cm"/>
          <draw:glue-point draw:id="20" svg:x="0.83cm" svg:y="4.987cm"/>
          <draw:glue-point draw:id="21" svg:x="1.828cm" svg:y="5.012cm"/>
          <draw:glue-point draw:id="22" svg:x="0.65cm" svg:y="4.987cm"/>
          <draw:glue-point draw:id="23" svg:x="-3.871cm" svg:y="5.012cm"/>
          <draw:glue-point draw:id="24" svg:x="-3.28cm" svg:y="5.012cm"/>
          <draw:glue-point draw:id="25" svg:x="-2.848cm" svg:y="5.012cm"/>
          <draw:glue-point draw:id="26" svg:x="-2.524cm" svg:y="5.012cm"/>
          <draw:glue-point draw:id="27" svg:x="-2.147cm" svg:y="5.012cm"/>
          <draw:glue-point draw:id="28" svg:x="-1.661cm" svg:y="5.012cm"/>
          <draw:glue-point draw:id="29" svg:x="-1.124cm" svg:y="4.922cm"/>
          <draw:glue-point draw:id="30" svg:x="4.928cm" svg:y="-3.835cm"/>
          <draw:glue-point draw:id="31" svg:x="5.004cm" svg:y="4.247cm"/>
          <draw:glue-point draw:id="32" svg:x="-3.015cm" svg:y="5.006cm"/>
          <draw:glue-point draw:id="33" svg:x="-1.917cm" svg:y="4.987cm"/>
          <draw:glue-point draw:id="34" svg:x="-2.017cm" svg:y="5.012cm"/>
          <text:p text:style-name="P1"><text:span text:style-name="T1">Eve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3" draw:id="id33" draw:layer="layout" svg:width="0.374cm" svg:height="0.347cm" svg:x="16.526cm" svg:y="11.6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2.969cm" svg:height="0.899cm" svg:x="16.884cm" svg:y="11.312cm">
          <draw:text-box>
            <text:p text:style-name="P2"><text:span text:style-name="T2">end_time</text:span></text:p>
          </draw:text-box>
        </draw:frame>
        <draw:custom-shape draw:style-name="gr4" draw:text-style-name="P2" xml:id="id31" draw:id="id31" draw:layer="layout" svg:width="0.374cm" svg:height="0.345cm" svg:x="16.503cm" svg:y="11.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5" draw:layer="layout" svg:width="2.459cm" svg:height="0.899cm" svg:x="16.903cm" svg:y="10.519cm">
          <draw:text-box>
            <text:p text:style-name="P4"><text:span text:style-name="T3">event_id</text:span></text:p>
          </draw:text-box>
        </draw:frame>
        <draw:custom-shape draw:style-name="gr2" draw:text-style-name="P2" xml:id="id35" draw:id="id35" draw:layer="layout" svg:width="0.374cm" svg:height="0.345cm" svg:x="14.999cm" svg:y="12.9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3" draw:layer="layout" svg:width="1.474cm" svg:height="0.899cm" svg:x="13.525cm" svg:y="13.308cm">
          <draw:text-box>
            <text:p text:style-name="P2"><text:span text:style-name="T2">title</text:span></text:p>
          </draw:text-box>
        </draw:frame>
        <draw:custom-shape draw:style-name="gr2" draw:text-style-name="P2" xml:id="id34" draw:id="id34" draw:layer="layout" svg:width="0.374cm" svg:height="0.328cm" svg:x="16.527cm" svg:y="12.2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line" svg:x1="16.503cm" svg:y1="11.183cm" svg:x2="15.743cm" svg:y2="11.182cm" draw:start-shape="id31" draw:start-glue-point="6" draw:end-shape="id32" draw:end-glue-point="30" svg:d="M16503 11183l-760-1">
          <text:p/>
        </draw:connector>
        <draw:connector draw:style-name="gr6" draw:text-style-name="P2" draw:layer="layout" draw:type="line" svg:x1="16.526cm" svg:y1="11.825cm" svg:x2="15.765cm" svg:y2="11.824cm" draw:start-shape="id33" draw:start-glue-point="6" draw:end-shape="id32" draw:end-glue-point="17" svg:d="M16526 11825l-761-1">
          <text:p/>
        </draw:connector>
        <draw:connector draw:style-name="gr6" draw:text-style-name="P2" draw:layer="layout" draw:type="line" svg:x1="16.527cm" svg:y1="12.435cm" svg:x2="15.771cm" svg:y2="12.436cm" draw:start-shape="id34" draw:start-glue-point="6" draw:end-shape="id32" draw:end-glue-point="31" svg:d="M16527 12435l-756 1">
          <text:p/>
        </draw:connector>
        <draw:connector draw:style-name="gr6" draw:text-style-name="P2" draw:layer="layout" draw:type="line" svg:x1="15.186cm" svg:y1="12.965cm" svg:x2="15.182cm" svg:y2="12.551cm" draw:start-shape="id35" draw:start-glue-point="4" draw:end-shape="id32" draw:end-glue-point="19" svg:d="M15186 12965l-4-414">
          <text:p/>
        </draw:connector>
        <draw:frame draw:style-name="gr7" draw:text-style-name="P3" draw:layer="layout" svg:width="2.955cm" svg:height="0.899cm" svg:x="16.914cm" svg:y="12.012cm">
          <draw:text-box>
            <text:p text:style-name="P2"><text:span text:style-name="T2">start_time</text:span></text:p>
          </draw:text-box>
        </draw:frame>
        <draw:frame draw:style-name="gr5" draw:text-style-name="P3" draw:layer="layout" svg:width="3.009cm" svg:height="0.899cm" svg:x="14.833cm" svg:y="13.302cm">
          <draw:text-box draw:corner-radius="0.139cm">
            <text:p text:style-name="P2"><text:span text:style-name="T2">description</text:span></text:p>
          </draw:text-box>
        </draw:frame>
        <draw:custom-shape draw:style-name="gr2" draw:text-style-name="P2" xml:id="id36" draw:id="id36" draw:layer="layout" svg:width="0.374cm" svg:height="0.345cm" svg:x="13.968cm" svg:y="12.9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line" svg:x1="14.155cm" svg:y1="12.965cm" svg:x2="14.157cm" svg:y2="12.551cm" draw:start-shape="id36" draw:start-glue-point="4" draw:end-shape="id32" draw:end-glue-point="22" svg:d="M14155 12965l2-414">
          <text:p/>
        </draw:connector>
        <draw:custom-shape draw:style-name="gr1" draw:text-style-name="P11" xml:id="id37" draw:id="id37" draw:layer="layout" svg:width="2.236cm" svg:height="1.438cm" svg:x="12.261cm" svg:y="7.491cm">
          <text:p text:style-name="P11"><text:span text:style-name="T6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8" draw:id="id38" draw:layer="layout" svg:width="3.707cm" svg:height="1.554cm" svg:x="15.597cm" svg:y="7.409cm">
          <draw:glue-point draw:id="4" svg:x="-2.982cm" svg:y="-4.996cm"/>
          <draw:glue-point draw:id="5" svg:x="-1.466cm" svg:y="-4.996cm"/>
          <draw:glue-point draw:id="6" svg:x="1.319cm" svg:y="-4.708cm"/>
          <draw:glue-point draw:id="7" svg:x="2.835cm" svg:y="-4.708cm"/>
          <draw:glue-point draw:id="8" svg:x="5.004cm" svg:y="3.359cm"/>
          <draw:glue-point draw:id="9" svg:x="4.915cm" svg:y="-2.232cm"/>
          <draw:glue-point draw:id="10" svg:x="5.004cm" svg:y="-1.261cm"/>
          <draw:glue-point draw:id="11" svg:x="2.883cm" svg:y="5.012cm"/>
          <draw:glue-point draw:id="12" svg:x="5.004cm" svg:y="1.904cm"/>
          <draw:glue-point draw:id="13" svg:x="4.987cm" svg:y="2.657cm"/>
          <draw:glue-point draw:id="14" svg:x="4.963cm" svg:y="0.727cm"/>
          <draw:glue-point draw:id="15" svg:x="4.912cm" svg:y="-3.133cm"/>
          <draw:glue-point draw:id="16" svg:x="4.939cm" svg:y="-0.296cm"/>
          <draw:glue-point draw:id="17" svg:x="4.987cm" svg:y="0.308cm"/>
          <draw:glue-point draw:id="18" svg:x="4.003cm" svg:y="4.877cm"/>
          <draw:glue-point draw:id="19" svg:x="3.415cm" svg:y="4.987cm"/>
          <draw:glue-point draw:id="20" svg:x="0.83cm" svg:y="4.987cm"/>
          <draw:glue-point draw:id="21" svg:x="1.828cm" svg:y="5.012cm"/>
          <draw:glue-point draw:id="22" svg:x="0.65cm" svg:y="4.987cm"/>
          <draw:glue-point draw:id="23" svg:x="-3.871cm" svg:y="5.012cm"/>
          <draw:glue-point draw:id="24" svg:x="-3.28cm" svg:y="5.012cm"/>
          <draw:glue-point draw:id="25" svg:x="-2.848cm" svg:y="5.012cm"/>
          <draw:glue-point draw:id="26" svg:x="-2.524cm" svg:y="5.012cm"/>
          <draw:glue-point draw:id="27" svg:x="-2.147cm" svg:y="5.012cm"/>
          <draw:glue-point draw:id="28" svg:x="-1.661cm" svg:y="5.012cm"/>
          <draw:glue-point draw:id="29" svg:x="-1.124cm" svg:y="4.922cm"/>
          <draw:glue-point draw:id="30" svg:x="1.084cm" svg:y="5.012cm"/>
          <draw:glue-point draw:id="31" svg:x="3.784cm" svg:y="-4.851cm"/>
          <draw:glue-point draw:id="32" svg:x="4.14cm" svg:y="-4.993cm"/>
          <draw:glue-point draw:id="33" svg:x="2.236cm" svg:y="-4.993cm"/>
          <draw:glue-point draw:id="34" svg:x="-0.558cm" svg:y="-4.851cm"/>
          <draw:glue-point draw:id="35" svg:x="-3.471cm" svg:y="-4.993cm"/>
          <text:p text:style-name="P1"><text:span text:style-name="T1">Loca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svg:x1="13.374cm" svg:y1="11.001cm" svg:x2="13.379cm" svg:y2="8.929cm" draw:start-shape="id32" draw:start-glue-point="5" draw:end-shape="id37" draw:end-glue-point="6" svg:d="M13374 11001v-1036h5v-1036">
          <text:p/>
        </draw:connector>
        <draw:connector draw:style-name="gr8" draw:text-style-name="P2" draw:layer="layout" svg:x1="14.497cm" svg:y1="8.21cm" svg:x2="15.597cm" svg:y2="8.186cm" draw:start-shape="id37" draw:start-glue-point="7" draw:end-shape="id38" svg:d="M14497 8210h550v-24h550">
          <text:p/>
        </draw:connector>
        <draw:custom-shape draw:style-name="gr2" draw:text-style-name="P2" xml:id="id39" draw:id="id39" draw:layer="layout" svg:width="0.374cm" svg:height="0.345cm" svg:x="18.079cm" svg:y="6.4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3" draw:layer="layout" svg:width="2.413cm" svg:height="0.899cm" svg:x="16.02cm" svg:y="5.015cm">
          <draw:text-box>
            <text:p text:style-name="P2"><text:span text:style-name="T2">address</text:span></text:p>
          </draw:text-box>
        </draw:frame>
        <draw:connector draw:style-name="gr6" draw:text-style-name="P2" draw:layer="layout" draw:type="line" svg:x1="18.266cm" svg:y1="6.776cm" svg:x2="18.278cm" svg:y2="7.411cm" draw:start-shape="id39" draw:start-glue-point="8" draw:end-shape="id38" draw:end-glue-point="33" svg:d="M18266 6776l12 635">
          <text:p/>
        </draw:connector>
        <draw:custom-shape draw:style-name="gr2" draw:text-style-name="P2" xml:id="id40" draw:id="id40" draw:layer="layout" svg:width="0.374cm" svg:height="0.345cm" svg:x="17.011cm" svg:y="5.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line" svg:x1="17.198cm" svg:y1="6.085cm" svg:x2="17.244cm" svg:y2="7.433cm" draw:start-shape="id40" draw:start-glue-point="8" draw:end-shape="id38" draw:end-glue-point="34" svg:d="M17198 6085l46 1348">
          <text:p/>
        </draw:connector>
        <draw:custom-shape draw:style-name="gr4" draw:text-style-name="P2" xml:id="id41" draw:id="id41" draw:layer="layout" svg:width="0.374cm" svg:height="0.345cm" svg:x="15.945cm" svg:y="6.4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line" svg:x1="16.132cm" svg:y1="6.783cm" svg:x2="16.164cm" svg:y2="7.411cm" draw:start-shape="id41" draw:start-glue-point="8" draw:end-shape="id38" draw:end-glue-point="35" svg:d="M16132 6783l32 628">
          <text:p/>
        </draw:connector>
        <draw:frame draw:style-name="gr11" draw:text-style-name="P3" draw:layer="layout" svg:width="1.736cm" svg:height="0.908cm" svg:x="18.676cm" svg:y="5.626cm">
          <draw:text-box>
            <text:p text:style-name="P2"><text:span text:style-name="T2">long</text:span></text:p>
          </draw:text-box>
        </draw:frame>
        <draw:frame draw:style-name="gr12" draw:text-style-name="P3" draw:layer="layout" svg:width="1.113cm" svg:height="0.899cm" svg:x="17.816cm" svg:y="5.608cm">
          <draw:text-box>
            <text:p text:style-name="P2"><text:span text:style-name="T2">lat</text:span></text:p>
          </draw:text-box>
        </draw:frame>
        <draw:connector draw:style-name="gr6" draw:text-style-name="P2" draw:layer="layout" draw:type="line" svg:x1="18.965cm" svg:y1="6.794cm" svg:x2="18.984cm" svg:y2="7.411cm" draw:end-shape="id38" draw:end-glue-point="32" svg:d="M18965 6794l19 617">
          <text:p/>
        </draw:connector>
        <draw:frame draw:style-name="gr13" draw:text-style-name="P5" draw:layer="layout" svg:width="3.346cm" svg:height="0.899cm" svg:x="13.504cm" svg:y="5.6cm">
          <draw:text-box>
            <text:p text:style-name="P4"><text:span text:style-name="T3">location_id</text:span></text:p>
          </draw:text-box>
        </draw:frame>
        <draw:rect draw:style-name="gr9" draw:text-style-name="P10" draw:layer="layout" svg:width="0.48cm" svg:height="0.459cm" svg:x="13.161cm" svg:y="9.501cm">
          <text:p text:style-name="P10"><text:span text:style-name="T2">1</text:span></text:p>
        </draw:rect>
        <draw:rect draw:style-name="gr9" draw:text-style-name="P10" draw:layer="layout" svg:width="0.401cm" svg:height="0.415cm" svg:x="14.818cm" svg:y="7.955cm">
          <text:p text:style-name="P10"><text:span text:style-name="T2">1</text:span></text:p>
        </draw:rect>
        <draw:custom-shape draw:style-name="gr2" draw:text-style-name="P2" draw:layer="layout" svg:width="0.374cm" svg:height="0.345cm" svg:x="18.779cm" svg:y="6.4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3" draw:id="id43" draw:layer="layout" svg:width="3.707cm" svg:height="1.554cm" svg:x="6.898cm" svg:y="4.11cm">
          <draw:glue-point draw:id="4" svg:x="-2.982cm" svg:y="-4.996cm"/>
          <draw:glue-point draw:id="5" svg:x="-1.466cm" svg:y="-4.996cm"/>
          <draw:glue-point draw:id="6" svg:x="1.319cm" svg:y="-4.708cm"/>
          <draw:glue-point draw:id="7" svg:x="2.835cm" svg:y="-4.708cm"/>
          <draw:glue-point draw:id="8" svg:x="5.004cm" svg:y="3.359cm"/>
          <draw:glue-point draw:id="9" svg:x="4.915cm" svg:y="-2.232cm"/>
          <draw:glue-point draw:id="10" svg:x="5.004cm" svg:y="-1.261cm"/>
          <draw:glue-point draw:id="11" svg:x="2.883cm" svg:y="5.012cm"/>
          <draw:glue-point draw:id="12" svg:x="5.004cm" svg:y="1.904cm"/>
          <draw:glue-point draw:id="13" svg:x="4.987cm" svg:y="2.657cm"/>
          <draw:glue-point draw:id="14" svg:x="4.963cm" svg:y="0.727cm"/>
          <draw:glue-point draw:id="15" svg:x="4.912cm" svg:y="-3.133cm"/>
          <draw:glue-point draw:id="16" svg:x="4.939cm" svg:y="-0.296cm"/>
          <draw:glue-point draw:id="17" svg:x="4.987cm" svg:y="0.308cm"/>
          <draw:glue-point draw:id="18" svg:x="4.003cm" svg:y="4.877cm"/>
          <draw:glue-point draw:id="19" svg:x="3.415cm" svg:y="4.987cm"/>
          <draw:glue-point draw:id="20" svg:x="0.83cm" svg:y="4.987cm"/>
          <draw:glue-point draw:id="21" svg:x="1.828cm" svg:y="5.012cm"/>
          <draw:glue-point draw:id="22" svg:x="0.65cm" svg:y="4.987cm"/>
          <draw:glue-point draw:id="23" svg:x="-3.871cm" svg:y="5.012cm"/>
          <draw:glue-point draw:id="24" svg:x="-3.28cm" svg:y="5.012cm"/>
          <draw:glue-point draw:id="25" svg:x="-2.848cm" svg:y="5.012cm"/>
          <draw:glue-point draw:id="26" svg:x="-2.524cm" svg:y="5.012cm"/>
          <draw:glue-point draw:id="27" svg:x="-2.147cm" svg:y="5.012cm"/>
          <draw:glue-point draw:id="28" svg:x="-1.661cm" svg:y="5.012cm"/>
          <draw:glue-point draw:id="29" svg:x="-1.124cm" svg:y="4.922cm"/>
          <draw:glue-point draw:id="30" svg:x="1.084cm" svg:y="5.012cm"/>
          <draw:glue-point draw:id="31" svg:x="3.784cm" svg:y="-4.851cm"/>
          <draw:glue-point draw:id="32" svg:x="4.14cm" svg:y="-4.993cm"/>
          <draw:glue-point draw:id="33" svg:x="2.236cm" svg:y="-4.993cm"/>
          <draw:glue-point draw:id="34" svg:x="-0.558cm" svg:y="-4.851cm"/>
          <draw:glue-point draw:id="35" svg:x="-3.471cm" svg:y="-4.993cm"/>
          <draw:glue-point draw:id="36" svg:x="-3.916cm" svg:y="-4.974cm"/>
          <draw:glue-point draw:id="37" svg:x="-2.249cm" svg:y="-4.974cm"/>
          <text:p text:style-name="P1"><text:span text:style-name="T1">Us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2" draw:id="id42" draw:layer="layout" svg:width="0.374cm" svg:height="0.345cm" svg:x="9.358cm" svg:y="2.2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4" draw:text-style-name="P3" draw:layer="layout" svg:width="2.977cm" svg:height="0.899cm" svg:x="7.952cm" svg:y="1.43cm">
          <draw:text-box>
            <text:p text:style-name="P2"><text:span text:style-name="T2">username</text:span></text:p>
          </draw:text-box>
        </draw:frame>
        <draw:connector draw:style-name="gr6" draw:text-style-name="P2" draw:layer="layout" draw:type="line" svg:x1="9.545cm" svg:y1="2.577cm" svg:x2="9.579cm" svg:y2="4.112cm" draw:start-shape="id42" draw:start-glue-point="8" draw:end-shape="id43" draw:end-glue-point="33" svg:d="M9545 2577l34 1535">
          <text:p/>
        </draw:connector>
        <draw:custom-shape draw:style-name="gr2" draw:text-style-name="P2" xml:id="id44" draw:id="id44" draw:layer="layout" svg:width="0.374cm" svg:height="0.345cm" svg:x="8.012cm" svg:y="3.1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line" svg:x1="8.199cm" svg:y1="3.486cm" svg:x2="8.208cm" svg:y2="4.111cm" draw:start-shape="id44" draw:start-glue-point="8" draw:end-shape="id43" draw:end-glue-point="5" svg:d="M8199 3486l9 625">
          <text:p/>
        </draw:connector>
        <draw:custom-shape draw:style-name="gr4" draw:text-style-name="P2" xml:id="id45" draw:id="id45" draw:layer="layout" svg:width="0.374cm" svg:height="0.345cm" svg:x="7.092cm" svg:y="3.1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line" svg:x1="7.279cm" svg:y1="3.484cm" svg:x2="7.3cm" svg:y2="4.115cm" draw:start-shape="id45" draw:start-glue-point="8" draw:end-shape="id43" draw:end-glue-point="36" svg:d="M7279 3484l21 631">
          <text:p/>
        </draw:connector>
        <draw:connector draw:style-name="gr6" draw:text-style-name="P2" draw:layer="layout" draw:type="line" svg:x1="10.266cm" svg:y1="3.495cm" svg:x2="10.285cm" svg:y2="4.112cm" draw:end-shape="id43" draw:end-glue-point="32" svg:d="M10266 3495l19 617">
          <text:p/>
        </draw:connector>
        <draw:frame draw:style-name="gr15" draw:text-style-name="P5" draw:layer="layout" svg:width="2.494cm" svg:height="0.899cm" svg:x="5.533cm" svg:y="2.257cm">
          <draw:text-box>
            <text:p text:style-name="P4"><text:span text:style-name="T3">user_id</text:span></text:p>
          </draw:text-box>
        </draw:frame>
        <draw:custom-shape draw:style-name="gr2" draw:text-style-name="P2" draw:layer="layout" svg:width="0.374cm" svg:height="0.345cm" svg:x="10.08cm" svg:y="3.1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6" draw:text-style-name="P9" draw:layer="layout" svg:width="1.751cm" svg:height="0.899cm" svg:x="7.533cm" svg:y="2.258cm">
          <draw:text-box>
            <text:p text:style-name="P8"><text:span text:style-name="T5">email</text:span></text:p>
          </draw:text-box>
        </draw:frame>
        <draw:frame draw:style-name="gr14" draw:text-style-name="P3" draw:layer="layout" svg:width="2.977cm" svg:height="0.899cm" svg:x="9.761cm" svg:y="2.224cm">
          <draw:text-box>
            <text:p text:style-name="P2"><text:span text:style-name="T2">password</text:span></text:p>
          </draw:text-box>
        </draw:frame>
        <draw:custom-shape draw:style-name="gr1" draw:text-style-name="P3" xml:id="id46" draw:id="id46" draw:layer="layout" svg:width="0.793cm" svg:height="0.793cm" svg:x="12.786cm" svg:y="14.843cm">
          <draw:glue-point draw:id="12" svg:x="-1.261cm" svg:y="-4.905cm"/>
          <draw:glue-point draw:id="13" svg:x="0.844cm" svg:y="-4.905cm"/>
          <draw:glue-point draw:id="14" svg:x="-0.756cm" svg:y="-5.018cm"/>
          <text:p text:style-name="P3"><text:span text:style-name="T12">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2" draw:layer="layout" draw:type="line" svg:x1="13.17cm" svg:y1="12.554cm" svg:x2="13.248cm" svg:y2="14.851cm" draw:start-shape="id32" draw:start-glue-point="34" draw:end-shape="id46" draw:end-glue-point="13" svg:d="M13170 12554l78 2297">
          <text:p/>
        </draw:connector>
        <draw:connector draw:style-name="gr6" draw:text-style-name="P2" draw:layer="layout" draw:type="line" svg:x1="13.122cm" svg:y1="12.554cm" svg:x2="13.183cm" svg:y2="14.843cm" draw:start-shape="id32" draw:start-glue-point="27" draw:end-shape="id46" draw:end-glue-point="4" svg:d="M13122 12554l61 2289">
          <text:p/>
        </draw:connector>
        <draw:custom-shape draw:style-name="gr1" draw:text-style-name="P1" xml:id="id47" draw:id="id47" draw:layer="layout" svg:width="4.19cm" svg:height="1.554cm" svg:x="8.959cm" svg:y="17.102cm">
          <draw:glue-point draw:id="4" svg:x="-2.982cm" svg:y="-4.996cm"/>
          <draw:glue-point draw:id="5" svg:x="-1.466cm" svg:y="-4.996cm"/>
          <draw:glue-point draw:id="6" svg:x="1.319cm" svg:y="-4.708cm"/>
          <draw:glue-point draw:id="7" svg:x="2.835cm" svg:y="-4.708cm"/>
          <draw:glue-point draw:id="8" svg:x="5.004cm" svg:y="3.359cm"/>
          <draw:glue-point draw:id="9" svg:x="4.915cm" svg:y="-2.232cm"/>
          <draw:glue-point draw:id="10" svg:x="5.004cm" svg:y="-1.261cm"/>
          <draw:glue-point draw:id="11" svg:x="2.883cm" svg:y="5.012cm"/>
          <draw:glue-point draw:id="12" svg:x="5.004cm" svg:y="1.904cm"/>
          <draw:glue-point draw:id="13" svg:x="4.987cm" svg:y="2.657cm"/>
          <draw:glue-point draw:id="14" svg:x="4.963cm" svg:y="0.727cm"/>
          <draw:glue-point draw:id="15" svg:x="4.912cm" svg:y="-3.133cm"/>
          <draw:glue-point draw:id="16" svg:x="4.939cm" svg:y="-0.296cm"/>
          <draw:glue-point draw:id="17" svg:x="4.987cm" svg:y="0.308cm"/>
          <draw:glue-point draw:id="18" svg:x="4.003cm" svg:y="4.877cm"/>
          <draw:glue-point draw:id="19" svg:x="3.415cm" svg:y="4.987cm"/>
          <draw:glue-point draw:id="20" svg:x="0.83cm" svg:y="4.987cm"/>
          <draw:glue-point draw:id="21" svg:x="1.828cm" svg:y="5.012cm"/>
          <draw:glue-point draw:id="22" svg:x="0.65cm" svg:y="4.987cm"/>
          <draw:glue-point draw:id="23" svg:x="-3.871cm" svg:y="5.012cm"/>
          <draw:glue-point draw:id="24" svg:x="-3.28cm" svg:y="5.012cm"/>
          <draw:glue-point draw:id="25" svg:x="-2.848cm" svg:y="5.012cm"/>
          <draw:glue-point draw:id="26" svg:x="-2.524cm" svg:y="5.012cm"/>
          <draw:glue-point draw:id="27" svg:x="-2.147cm" svg:y="5.012cm"/>
          <draw:glue-point draw:id="28" svg:x="-1.661cm" svg:y="5.012cm"/>
          <draw:glue-point draw:id="29" svg:x="-1.124cm" svg:y="4.922cm"/>
          <draw:glue-point draw:id="30" svg:x="4.928cm" svg:y="-3.835cm"/>
          <draw:glue-point draw:id="31" svg:x="5.004cm" svg:y="4.247cm"/>
          <draw:glue-point draw:id="32" svg:x="-3.015cm" svg:y="5.006cm"/>
          <text:p text:style-name="P1"><text:span text:style-name="T1">OutdoorEve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8" draw:id="id48" draw:layer="layout" svg:width="4.19cm" svg:height="1.554cm" svg:x="13.559cm" svg:y="17.103cm">
          <draw:glue-point draw:id="4" svg:x="-2.982cm" svg:y="-4.996cm"/>
          <draw:glue-point draw:id="5" svg:x="-1.466cm" svg:y="-4.996cm"/>
          <draw:glue-point draw:id="6" svg:x="1.319cm" svg:y="-4.708cm"/>
          <draw:glue-point draw:id="7" svg:x="2.835cm" svg:y="-4.708cm"/>
          <draw:glue-point draw:id="8" svg:x="5.004cm" svg:y="3.359cm"/>
          <draw:glue-point draw:id="9" svg:x="4.915cm" svg:y="-2.232cm"/>
          <draw:glue-point draw:id="10" svg:x="5.004cm" svg:y="-1.261cm"/>
          <draw:glue-point draw:id="11" svg:x="2.883cm" svg:y="5.012cm"/>
          <draw:glue-point draw:id="12" svg:x="5.004cm" svg:y="1.904cm"/>
          <draw:glue-point draw:id="13" svg:x="4.987cm" svg:y="2.657cm"/>
          <draw:glue-point draw:id="14" svg:x="4.963cm" svg:y="0.727cm"/>
          <draw:glue-point draw:id="15" svg:x="4.912cm" svg:y="-3.133cm"/>
          <draw:glue-point draw:id="16" svg:x="4.939cm" svg:y="-0.296cm"/>
          <draw:glue-point draw:id="17" svg:x="4.987cm" svg:y="0.308cm"/>
          <draw:glue-point draw:id="18" svg:x="4.003cm" svg:y="4.877cm"/>
          <draw:glue-point draw:id="19" svg:x="3.415cm" svg:y="4.987cm"/>
          <draw:glue-point draw:id="20" svg:x="0.83cm" svg:y="4.987cm"/>
          <draw:glue-point draw:id="21" svg:x="1.828cm" svg:y="5.012cm"/>
          <draw:glue-point draw:id="22" svg:x="0.65cm" svg:y="4.987cm"/>
          <draw:glue-point draw:id="23" svg:x="-3.871cm" svg:y="5.012cm"/>
          <draw:glue-point draw:id="24" svg:x="-3.28cm" svg:y="5.012cm"/>
          <draw:glue-point draw:id="25" svg:x="-2.848cm" svg:y="5.012cm"/>
          <draw:glue-point draw:id="26" svg:x="-2.524cm" svg:y="5.012cm"/>
          <draw:glue-point draw:id="27" svg:x="-2.147cm" svg:y="5.012cm"/>
          <draw:glue-point draw:id="28" svg:x="-1.661cm" svg:y="5.012cm"/>
          <draw:glue-point draw:id="29" svg:x="-1.124cm" svg:y="4.922cm"/>
          <draw:glue-point draw:id="30" svg:x="4.928cm" svg:y="-3.835cm"/>
          <draw:glue-point draw:id="31" svg:x="5.004cm" svg:y="4.247cm"/>
          <draw:glue-point draw:id="32" svg:x="-3.015cm" svg:y="5.006cm"/>
          <text:p text:style-name="P1"><text:span text:style-name="T1">IndoorEve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" draw:layer="layout" svg:width="0.349cm" svg:height="0.589cm" draw:transform="rotate (-2.28620678718813) translate (12.548cm 16.379cm)">
          <draw:image xlink:href="Pictures/20000007000001D2000002A6F3764BCB.svm" xlink:type="simple" xlink:show="embed" xlink:actuate="onLoad">
            <text:p/>
          </draw:image>
        </draw:frame>
        <draw:connector draw:style-name="gr6" draw:text-style-name="P2" draw:layer="layout" draw:type="line" svg:x1="13.183cm" svg:y1="15.636cm" svg:x2="11.054cm" svg:y2="17.102cm" draw:start-shape="id46" draw:start-glue-point="8" draw:end-shape="id47" draw:end-glue-point="0" svg:d="M13183 15636l-2129 1466">
          <text:p/>
        </draw:connector>
        <draw:connector draw:style-name="gr6" draw:text-style-name="P2" draw:layer="layout" draw:type="line" svg:x1="13.183cm" svg:y1="15.636cm" svg:x2="15.654cm" svg:y2="17.103cm" draw:start-shape="id46" draw:start-glue-point="8" draw:end-shape="id48" draw:end-glue-point="0" svg:d="M13183 15636l2471 1467">
          <text:p/>
        </draw:connector>
        <draw:frame draw:style-name="gr21" draw:text-style-name="P2" draw:layer="layout" svg:width="0.349cm" svg:height="0.589cm" draw:transform="rotate (-0.879122344230565) translate (14.507cm 15.97cm)">
          <draw:image xlink:href="Pictures/20000007000001D2000002A6F3764BC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ojzije </meta:initial-creator>
    <meta:creation-date>2014-12-05T01:11:26.93</meta:creation-date>
    <dc:date>2014-12-05T05:00:07.30</dc:date>
    <dc:creator>alojzije </dc:creator>
    <meta:editing-duration>PT3H48M25S</meta:editing-duration>
    <meta:editing-cycles>27</meta:editing-cycles>
    <meta:generator>OpenOffice/4.1.1$Win32 OpenOffice.org_project/411m6$Build-9775</meta:generator>
    <meta:document-statistic meta:object-count="161"/>
  </office:meta>
</office:document-meta>
</file>